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6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7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8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9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12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13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14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15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16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17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18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19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20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P21" style:parent-style-name="Normal" style:family="paragraph">
      <style:paragraph-properties fo:text-align="center"/>
      <style:text-properties fo:language="es" fo:country="MX"/>
    </style:style>
    <style:style style:name="P22" style:parent-style-name="Normal" style:family="paragraph">
      <style:paragraph-properties fo:text-align="center"/>
      <style:text-properties fo:language="es" fo:country="MX"/>
    </style:style>
    <style:style style:name="P23" style:parent-style-name="Normal" style:family="paragraph">
      <style:paragraph-properties fo:text-align="center"/>
    </style:style>
    <style:style style:name="T24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25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26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27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P28" style:parent-style-name="Normal" style:family="paragraph">
      <style:paragraph-properties fo:text-align="center"/>
      <style:text-properties fo:language="es" fo:country="MX"/>
    </style:style>
    <style:style style:name="P29" style:parent-style-name="Normal" style:family="paragraph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30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31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32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name="T33" style:parent-style-name="Fuentedepárrafopredeter." style:family="text">
      <style:text-properties style:font-name="Consolas" style:font-name-complex="Consolas" fo:color="#0000FF" fo:font-size="9.5pt" style:font-size-asian="9.5pt" style:font-size-complex="9.5pt" fo:language="es" fo:country="MX"/>
    </style:style>
    <style:style style:name="T34" style:parent-style-name="Fuentedepárrafopredeter." style:family="text">
      <style:text-properties style:font-name="Consolas" style:font-name-complex="Consolas" fo:color="#000000" fo:font-size="9.5pt" style:font-size-asian="9.5pt" style:font-size-complex="9.5pt" fo:language="es" fo:country="MX"/>
    </style:style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IAGRAMA DE CLASES</text:p>
      <text:p text:style-name="P2"><text:s/></text:p>
      <text:p text:style-name="Normal"/>
      <text:p text:style-name="Normal"/>
      <text:p text:style-name="Normal"/>
      <text:p text:style-name="Normal"/>
      <text:p text:style-name="Normal"><draw:connector draw:type="line" svg:x1="4.94375in" svg:y1="1.81319in" svg:x2="3.93333in" svg:y2="0.17778in" draw:z-index="251668480" draw:id="id0" draw:style-name="a1" draw:name="Conector recto de flecha 8" text:anchor-type="paragraph"><svg:title/><svg:desc/></draw:connector><draw:connector draw:type="line" svg:x1="0.7875in" svg:y1="1.81319in" svg:x2="1.85in" svg:y2="0.12569in" draw:z-index="251667456" draw:id="id1" draw:style-name="a3" draw:name="Conector recto de flecha 7" text:anchor-type="paragraph"><svg:title/><svg:desc/></draw:connector><draw:custom-shape svg:x="1.85in" svg:y="-0.37986in" svg:width="2.08333in" svg:height="1.59375in" draw:z-index="251659264" draw:id="id2" draw:style-name="a4" draw:name="Rectángulo 1" text:anchor-type="paragraph"><svg:title/><svg:desc/><text:p text:style-name="P3">Prendas</text:p><text:p text:style-name="P4"><text:span text:style-name="T5"><text:s text:c="2"/></text:span><text:span text:style-name="T6">public</text:span><text:span text:style-name="T7"><text:s/></text:span><text:span text:style-name="T8">int</text:span><text:span text:style-name="T9"><text:s/>precio;</text:span></text:p><text:p text:style-name="P10"><text:span text:style-name="T11"><text:s text:c="2"/></text:span><text:span text:style-name="T12">public</text:span><text:span text:style-name="T13"><text:s/></text:span><text:span text:style-name="T14">int</text:span><text:span text:style-name="T15"><text:s/>cantidad;</text:span></text:p><text:p text:style-name="Normal"><text:span text:style-name="T16"><text:s text:c="2"/></text:span><text:span text:style-name="T17">public</text:span><text:span text:style-name="T18"><text:s/></text:span><text:span text:style-name="T19">int</text:span><text:span text:style-name="T20"><text:s/>calidad;</text:span></text:p><draw:enhanced-geometry draw:type="non-primitive" svg:viewBox="0 0 21600 21600" draw:enhanced-path="M 0 0 L 21600 0 21600 21600 0 21600 Z N"/></draw:custom-shape><draw:connector draw:type="line" svg:x1="1.85in" svg:y1="0.18264in" svg:x2="3.93333in" svg:y2="0.18264in" draw:z-index="251666432" draw:id="id3" draw:style-name="a5" draw:name="Conector recto 6" text:anchor-type="paragraph"><svg:title/><svg:desc/></draw:connector><draw:connector draw:type="line" svg:x1="3.87083in" svg:y1="2.38056in" svg:x2="5.95417in" svg:y2="2.38056in" draw:z-index="251665408" draw:id="id4" draw:style-name="a6" draw:name="Conector recto 5" text:anchor-type="paragraph"><svg:title/><svg:desc/></draw:connector><draw:connector draw:type="line" svg:x1="-0.42083in" svg:y1="2.38056in" svg:x2="1.6625in" svg:y2="2.38056in" draw:z-index="251664384" draw:id="id5" draw:style-name="a7" draw:name="Conector recto 4" text:anchor-type="paragraph"><svg:title/><svg:desc/></draw:connector><draw:custom-shape svg:x="3.87083in" svg:y="1.81806in" svg:width="2.08333in" svg:height="0.98958in" draw:z-index="251661312" draw:id="id6" draw:style-name="a8" draw:name="Rectángulo 2" text:anchor-type="paragraph"><svg:title/><svg:desc/><text:p text:style-name="P21">Pantalones</text:p><text:p text:style-name="P22"/><text:p text:style-name="P23"><text:span text:style-name="T24">public</text:span><text:span text:style-name="T25"><text:s/></text:span><text:span text:style-name="T26">int</text:span><text:span text:style-name="T27"><text:s/>bermuda;</text:span></text:p><draw:enhanced-geometry draw:type="non-primitive" svg:viewBox="0 0 21600 21600" draw:enhanced-path="M 0 0 L 21600 0 21600 21600 0 21600 Z N"/></draw:custom-shape><draw:custom-shape svg:x="-0.42083in" svg:y="1.81806in" svg:width="2.08333in" svg:height="0.98958in" draw:z-index="251663360" draw:id="id7" draw:style-name="a9" draw:name="Rectángulo 3" text:anchor-type="paragraph"><svg:title/><svg:desc/><text:p text:style-name="P28">Camisas</text:p><text:p text:style-name="P29"/><text:p text:style-name="Normal"><text:span text:style-name="T30"><text:s/></text:span><text:span text:style-name="T31">public</text:span><text:span text:style-name="T32"><text:s/></text:span><text:span text:style-name="T33">int<text:s/></text:span><text:span text:style-name="T34">mangascortas;</text:span>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MX" style:language-asian="es" style:country-asian="MX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MX" style:language-asian="es" style:country-asian="MX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MX" style:language-asian="es" style:country-asian="MX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fo:language="es" fo:country="MX" style:language-asian="es" style:country-asian="MX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2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xelpinto311@gmail.com</meta:initial-creator>
    <dc:creator>axelpinto311@gmail.com</dc:creator>
    <meta:creation-date>2020-10-23T00:49:00Z</meta:creation-date>
    <dc:date>2020-10-23T01:46:00Z</dc:date>
    <meta:template xlink:href="Normal" xlink:type="simple"/>
    <meta:editing-cycles>2</meta:editing-cycles>
    <meta:editing-duration>PT3420S</meta:editing-duration>
    <meta:document-statistic meta:page-count="1" meta:paragraph-count="1" meta:word-count="5" meta:character-count="33" meta:row-count="1" meta:non-whitespace-character-count="29"/>
  </office:meta>
</office:document-meta>
</file>